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7aec0" officeooo:paragraph-rsid="00259b45"/>
    </style:style>
    <style:style style:name="P5" style:family="paragraph" style:parent-style-name="Standard">
      <style:text-properties officeooo:rsid="0019c001" officeooo:paragraph-rsid="0019c001"/>
    </style:style>
    <style:style style:name="P6" style:family="paragraph" style:parent-style-name="Standard">
      <style:text-properties officeooo:rsid="0019c5b7" officeooo:paragraph-rsid="0019c5b7"/>
    </style:style>
    <style:style style:name="P7" style:family="paragraph" style:parent-style-name="Standard">
      <style:text-properties officeooo:rsid="001d20d1" officeooo:paragraph-rsid="001d20d1"/>
    </style:style>
    <style:style style:name="P8" style:family="paragraph" style:parent-style-name="Standard">
      <style:text-properties officeooo:rsid="001f7332" officeooo:paragraph-rsid="001f7332"/>
    </style:style>
    <style:style style:name="P9" style:family="paragraph" style:parent-style-name="Standard">
      <style:text-properties officeooo:rsid="0021d0b7" officeooo:paragraph-rsid="0021d0b7"/>
    </style:style>
    <style:style style:name="P10" style:family="paragraph" style:parent-style-name="Standard">
      <style:text-properties officeooo:rsid="0021d0b7" officeooo:paragraph-rsid="002416c8"/>
    </style:style>
    <style:style style:name="P11" style:family="paragraph" style:parent-style-name="Standard">
      <style:text-properties officeooo:rsid="0019c5b7" officeooo:paragraph-rsid="0019c5b7"/>
    </style:style>
    <style:style style:name="P12" style:family="paragraph" style:parent-style-name="Standard">
      <style:paragraph-properties fo:break-before="page"/>
      <style:text-properties officeooo:rsid="0026bbe6" officeooo:paragraph-rsid="0026bbe6"/>
    </style:style>
    <style:style style:name="P13" style:family="paragraph" style:parent-style-name="Standard">
      <style:text-properties officeooo:rsid="0026bbe6" officeooo:paragraph-rsid="0026bbe6"/>
    </style:style>
    <style:style style:name="P14" style:family="paragraph" style:parent-style-name="Standard">
      <style:text-properties officeooo:rsid="0026f7c9" officeooo:paragraph-rsid="0026bbe6"/>
    </style:style>
    <style:style style:name="P15" style:family="paragraph" style:parent-style-name="Standard">
      <style:text-properties officeooo:rsid="0026f7c9" officeooo:paragraph-rsid="0026f7c9"/>
    </style:style>
    <style:style style:name="P16" style:family="paragraph" style:parent-style-name="Standard">
      <style:text-properties officeooo:rsid="0028bebe" officeooo:paragraph-rsid="0028bebe"/>
    </style:style>
    <style:style style:name="P17" style:family="paragraph" style:parent-style-name="Standard">
      <style:text-properties officeooo:rsid="002a894f" officeooo:paragraph-rsid="002a894f"/>
    </style:style>
    <style:style style:name="P18" style:family="paragraph" style:parent-style-name="Standard">
      <style:text-properties officeooo:rsid="002afd49" officeooo:paragraph-rsid="002afd49"/>
    </style:style>
    <style:style style:name="P19" style:family="paragraph" style:parent-style-name="Standard">
      <style:text-properties officeooo:rsid="002d6a1f" officeooo:paragraph-rsid="002d6a1f"/>
    </style:style>
    <style:style style:name="P20" style:family="paragraph" style:parent-style-name="Standard">
      <style:text-properties fo:font-weight="bold" officeooo:rsid="002d6a1f" officeooo:paragraph-rsid="002d6a1f" style:font-weight-asian="bold" style:font-weight-complex="bold"/>
    </style:style>
    <style:style style:name="P21" style:family="paragraph" style:parent-style-name="Standard">
      <style:text-properties fo:font-weight="bold" officeooo:rsid="002f38e0" officeooo:paragraph-rsid="002f38e0" style:font-weight-asian="bold" style:font-weight-complex="bold"/>
    </style:style>
    <style:style style:name="P22" style:family="paragraph" style:parent-style-name="Standard">
      <style:text-properties officeooo:rsid="002d9c53" officeooo:paragraph-rsid="002d9c53"/>
    </style:style>
    <style:style style:name="P23" style:family="paragraph" style:parent-style-name="Standard">
      <style:text-properties officeooo:rsid="002d9c53" officeooo:paragraph-rsid="002f38e0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fo:color="#395511" loext:opacity="100%" fo:font-weight="bold" officeooo:rsid="002416c8" style:font-weight-asian="bold" style:font-weight-complex="bold"/>
    </style:style>
    <style:style style:name="T7" style:family="text">
      <style:text-properties officeooo:rsid="002fb4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endiente para ya:</text:p>
      <text:p text:style-name="P16"/>
      <text:p text:style-name="P16">Colapsar por módulo y por endpoint</text:p>
      <text:p text:style-name="P16"/>
      <text:p text:style-name="P19"/>
      <text:p text:style-name="P23">Añadir al proyecto la URL de la dapp</text:p>
      <text:p text:style-name="P23"/>
      <text:p text:style-name="P19">Añadir campo “not implemented”: <text:span text:style-name="T7">notImplemented</text:span></text:p>
      <text:p text:style-name="P20">Not implemented in this version</text:p>
      <text:p text:style-name="P21">(link a la dapp)</text:p>
      <text:p text:style-name="P16"/>
      <text:p text:style-name="P22"/>
      <text:p text:style-name="P16"/>
      <text:p text:style-name="P9"/>
      <text:p text:style-name="P9">Pendiente para ya:</text:p>
      <text:p text:style-name="P9"/>
      <text:p text:style-name="P9">1.- Empezar el lunes a preparar la página del proyecto como viene abajo <text:span text:style-name="T6">HECHO</text:span></text:p>
      <text:p text:style-name="P10">2.- <text:span text:style-name="T1">Cuando se muestre un token en un endpoint, que se muestre el logo del token en vez de el ID, el ID irá en un tool tip </text:span><text:span text:style-name="T6">HECHO</text:span></text:p>
      <text:p text:style-name="P10">3.- <text:span text:style-name="T3">Añadir a los outputs del endpoint un campo “hidden” para que no mostrar lo oculto </text:span><text:span text:style-name="T6">HECHO</text:span></text:p>
      <text:p text:style-name="P9">4.- Añadir las funcionalidades que faltan en SeddCaptain <text:span text:style-name="T5">(Abel)</text:span></text:p>
      <text:p text:style-name="P9">5.- Añadir las funcionalidades que falten de proteo (no todas por ahora) <text:span text:style-name="T5">(Abel)</text:span></text:p>
      <text:p text:style-name="P9">6.- Añadir las funcionalidades que faltan de cyber <text:span text:style-name="T5">(Abel)</text:span></text:p>
      <text:p text:style-name="P9"/>
      <text:p text:style-name="P9"/>
      <text:p text:style-name="P7"><text:s/></text:p>
      <text:p text:style-name="P5">Al procesar el fichero, tener en cuenta que el campo “docs” funcione como un description y el mutable como el readOnly</text:p>
      <text:p text:style-name="P3"/>
      <text:p text:style-name="P8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4">igual: <text:span text:style-name="T6">HECHO</text:span></text:p>
      <text:p text:style-name="P2">“isCollection”:true,</text:p>
      <text:p text:style-name="P2">“isNonce”:true,</text:p>
      <text:p text:style-name="P2"/>
      <text:p text:style-name="P17">enpoints condicionales</text:p>
      <text:p text:style-name="P1"/>
      <text:p text:style-name="P1">Entrada de datos:</text:p>
      <text:p text:style-name="P1">Si el objeto lleva el campo “token” usamos el “value” como valor para la transacción con el token indicado.</text:p>
      <text:p text:style-name="P1"/>
      <text:p text:style-name="P1">Si el objeto lleva el campo “balance”, omitimos el token y lo tomamos como egld</text:p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><text:soft-page-break/></text:p>
      <text:p text:style-name="P1">----------------------------------------</text:p>
      <text:p text:style-name="P1"/>
      <text:p text:style-name="P6">Página de proyecto.</text:p>
      <text:p text:style-name="P6">- Información del proyecto arriba.</text:p>
      <text:p text:style-name="P6">- Módulos, cada uno en su tarjeta, que no vayan dentro de una tarjeta</text:p>
      <text:p text:style-name="P6">- <text:span text:style-name="T2">Todos los endpoint que sólo requieran el addres (lo miramos en el tipo), se lanzan directamente.</text:span></text:p>
      <text:p text:style-name="P6">- <text:span text:style-name="T3">A todas las queries les quito el acordeón. </text:span></text:p>
      <text:p text:style-name="P6"/>
      <text:p text:style-name="P6"/>
      <text:p text:style-name="P6"/>
      <text:p text:style-name="P12">Ver en proximamente.com</text:p>
      <text:p text:style-name="P13"/>
      <text:p text:style-name="P15">Son dos vistas:</text:p>
      <text:p text:style-name="P15">1.- la de acciones contra contratos</text:p>
      <text:p text:style-name="P15">2.- la de acciones contra un contrato</text:p>
      <text:p text:style-name="P14"/>
      <text:p text:style-name="P16">(lo va a maquetar sergi)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09T14:43:31.295458941</dc:date>
    <meta:editing-duration>PT9H10M5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37" meta:word-count="311" meta:character-count="1955" meta:non-whitespace-character-count="1677"/>
  </office:meta>
</office:document-meta>
</file>